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4,8 2412">
            <text:p>test_Parser(primitives): 4,8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4.8">
            <text:p>4,8 sec</text:p>
          </table:table-cell>
          <table:table-cell table:style-name="ce162" table:formula="of:=TESTSTAT(&quot;count&quot;; [.B46])" office:value-type="float" office:value="2412">
            <text:p>2412</text:p>
          </table:table-cell>
          <table:table-cell table:style-name="ce164" table:formula="of:=[.E46]/[.D46]" office:value-type="float" office:value="502.5">
            <text:p>502,5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4,8 1546">
            <text:p>test_Parser(multiplicity): 4,8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4.8">
            <text:p>4,8 sec</text:p>
          </table:table-cell>
          <table:table-cell table:style-name="ce162" table:formula="of:=TESTSTAT(&quot;count&quot;; [.B47])" office:value-type="float" office:value="1546">
            <text:p>1546</text:p>
          </table:table-cell>
          <table:table-cell table:style-name="ce164" table:formula="of:=[.E47]/[.D47]" office:value-type="float" office:value="322.083333333333">
            <text:p>322,1 a/sec</text:p>
          </table:table-cell>
          <table:table-cell table:number-columns-repeated="4"/>
        </table:table-row>
        <table:table-row table:style-name="ro6">
          <table:table-cell/>
          <table:table-cell table:formula="of:=TEST_PARSER(&quot;basic&quot;)" office:value-type="string" office:string-value="test_Parser(basic): 19 9107">
            <text:p>test_Parser(basic): 19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19">
            <text:p>19,0 sec</text:p>
          </table:table-cell>
          <table:table-cell table:style-name="ce162" table:formula="of:=TESTSTAT(&quot;count&quot;; [.B48])" office:value-type="float" office:value="9107">
            <text:p>9107</text:p>
          </table:table-cell>
          <table:table-cell table:style-name="ce164" table:formula="of:=[.E48]/[.D48]" office:value-type="float" office:value="479.315789473684">
            <text:p>479,3 a/sec</text:p>
          </table:table-cell>
          <table:table-cell table:number-columns-repeated="4"/>
        </table:table-row>
        <table:table-row table:style-name="ro6">
          <table:table-cell/>
          <table:table-cell table:formula="of:=TEST_PARSER(&quot;special&quot;)" office:value-type="string" office:string-value="test_Parser(special): 1,6 479">
            <text:p>test_Parser(special): 1,6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6">
            <text:p>1,6 sec</text:p>
          </table:table-cell>
          <table:table-cell table:style-name="ce162" table:formula="of:=TESTSTAT(&quot;count&quot;; [.B49])" office:value-type="float" office:value="479">
            <text:p>479</text:p>
          </table:table-cell>
          <table:table-cell table:style-name="ce164" table:formula="of:=[.E49]/[.D49]" office:value-type="float" office:value="299.375">
            <text:p>299,4 a/sec</text:p>
          </table:table-cell>
          <table:table-cell table:number-columns-repeated="4"/>
        </table:table-row>
        <table:table-row table:style-name="ro6">
          <table:table-cell/>
          <table:table-cell table:formula="of:=TEST_PARSER(&quot;numbers&quot;)" office:value-type="string" office:string-value="test_Parser(numbers): 7,7 3046">
            <text:p>test_Parser(numbers): 7,7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7.7">
            <text:p>7,7 sec</text:p>
          </table:table-cell>
          <table:table-cell table:style-name="ce162" table:formula="of:=TESTSTAT(&quot;count&quot;; [.B50])" office:value-type="float" office:value="3046">
            <text:p>3046</text:p>
          </table:table-cell>
          <table:table-cell table:style-name="ce164" table:formula="of:=[.E50]/[.D50]" office:value-type="float" office:value="395.584415584416">
            <text:p>395,6 a/sec</text:p>
          </table:table-cell>
          <table:table-cell table:number-columns-repeated="4"/>
        </table:table-row>
        <table:table-row table:style-name="ro6">
          <table:table-cell/>
          <table:table-cell table:formula="of:=TEST_PARSER(&quot;types&quot;)" office:value-type="string" office:string-value="test_Parser(types): 20,8 11149">
            <text:p>test_Parser(types): 20,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0.8">
            <text:p>20,8 sec</text:p>
          </table:table-cell>
          <table:table-cell table:style-name="ce162" table:formula="of:=TESTSTAT(&quot;count&quot;; [.B51])" office:value-type="float" office:value="11149">
            <text:p>11149</text:p>
          </table:table-cell>
          <table:table-cell table:style-name="ce164" table:formula="of:=[.E51]/[.D51]" office:value-type="float" office:value="536.009615384615">
            <text:p>536,0 a/sec</text:p>
          </table:table-cell>
          <table:table-cell table:number-columns-repeated="4"/>
        </table:table-row>
        <table:table-row table:style-name="ro6">
          <table:table-cell table:number-columns-repeated="3"/>
          <table:table-cell table:style-name="ce161" table:formula="of:=SUM([.D46:.D51])" office:value-type="float" office:value="58.7">
            <text:p>58,7 sec</text:p>
          </table:table-cell>
          <table:table-cell table:style-name="ce163" table:formula="of:=SUM([.E46:.E51])" office:value-type="float" office:value="27739">
            <text:p>27739</text:p>
          </table:table-cell>
          <table:table-cell table:style-name="ce165" table:formula="of:=[.E52]/[.D52]" office:value-type="float" office:value="472.555366269165">
            <text:p>472,6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59,1 27734">
            <text:p>test_Parser(all): 59,1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59.1">
            <text:p>59,1 sec</text:p>
          </table:table-cell>
          <table:table-cell table:style-name="ce162" table:formula="of:=TESTSTAT(&quot;count&quot;; [.B54])" office:value-type="float" office:value="27734">
            <text:p>27734</text:p>
          </table:table-cell>
          <table:table-cell table:style-name="ce164" table:formula="of:=[.E54]/[.D54]" office:value-type="float" office:value="469.27241962775">
            <text:p>469,3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9">09.06.2017</text:date>, <text:time>17:18:2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09T17:18:26.64</dc:date>
    <meta:editing-duration>P174DT12H6M17S</meta:editing-duration>
    <meta:editing-cycles>807</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tern_Data		As Object
	isPattern			As Object
	TPattern_toString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tern_Data	= mkFn(fs, "Pattern_Data",		2, "TDataCtor -&gt; [Pattern] -&gt; Pattern")
		out.isPattern		= mkFn(fs, "isPattern",			1, "Any -&gt; Bool")
		out.TPattern_toString = mkFn(fs, "TPattern_toString",	1, "Pattern a -&gt; Str")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tern_Data":		out = Pattern_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Val Type.Any
'              | Var Str
'              | Dat TypeCtor [Pattern]

Const TPattern_tyname = "TPattern"
Type TPattern
	tyname	As String
	which	As String
	a0		As Variant
End Type


Sub Main
	TPattern
	[test_Pattern======================================]()
End Sub


Function TPattern()
	Static out As Object
	If isNull(out) Then
		Dim tcPat
		tcPat = _mkDataTypeCtor("Pattern", 0)
		out = tcPat
		Dim cAny, cVar, cConst, cData
		cAny   = _mkDataCtor(tcPat, "Any", 	 nil)
		cVar   = _mkDataCtor(tcPat, "Var", 	 List(Tp.Native_String))
		cConst = _mkDataCtor(tcPat, "Const", List(Tp.Native_Variant))
		cData  = _mkDataCtor(tcPat, "Data",  List(TDataCtor, TList(tcPat)))
		'msgbox(hasType("asdf", Tp.Native_Variant))
		'show(cData.str)
	End If
	TPattern = out
End Function

Function Pattern_Any()
	Static out As Object : If isNull(out) Then
		out = singletonVal(findDataCtor(TPattern, "Any"))
	End If
	Pattern_Any = out
End Function

Function Pattern_Var(Optional nm)
	Static c As Object : If isNull(c) Then
		c = findDataCtor(TPattern, "Var")
	End If
	Pattern_Var = applyDC(c, nm)
End Function

Function Pattern_Var_name(Optional x)
	Static c As Object : If isNull(c) Then
		c = _ctor(Pattern_Var("x"))
	End If
	Pattern_Var_name = _destructure(c, 0, x)
End Function

Function Pattern_Const(Optional val)
	Static c As Object : If isNull(c) Then
		c = findDataCtor(TPattern, "Const")
	End If
	Pattern_Const = applyDC(c, val)
End Function

Function Pattern_Const_value(Optional x)
	Static c As Object : If isNull(c) Then
		c = _ctor(Pattern_Const("x"))
	End If
	Pattern_Const_value = _destructure(c, 0, x)
End Function

Function Pattern_Data(Optional dc, Optional argPatterns)
	Static oFn As Object, tcPat As Object, cDat As Object
	If isNull(oFn) Then
		oFn = Fn.Pattern_Data
		tcPat = TPattern
		cDat = findDataCtor(tcPat, "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tern_Data_2nd_arg_wrong_count
		End If
		Dim ap As Variant	' might be whatever
		Dim at As Object	' should be a Type
		Dim i As Integer
		Do Until(isNil(aps))
			ap = car(aps) : aps = cdr(aps)
			at = car(ats) : ats = cdr(ats)
			If hasType(ap, tcPat) Then
				' TODO: check if it is compatible with at
			Else
				Goto Pattern_Data_2nd_arg_type_error
			End If
			i = i + 1
		Loop
	End If
	Pattern_Data = out
	Exit Function
Pattern_Data_2nd_arg_type_error:
	On Local Error Goto 0 ' disable error handler
	croak("invalid 2nd arg: expected a [TPattern]" _
		&amp; NL &amp; "but there's a " &amp; _str(typeOf(ap)) _
		&amp; " at index " &amp; i _
		&amp; ":" &amp; NL &amp; toString(ap) _
	)
Pattern_Data_2nd_arg_wrong_count:
	On Local Error Goto 0 ' disable error handler
	croak("invalid 2nd arg: " &amp; nameOf(dc) _
		&amp; " needs " &amp; length(argTypes(dc)) &amp; " args" _
		&amp; NL &amp; "but we got " &amp; length(argPatterns) &amp; " patterns" _
	)
End Function

Function Pattern_Data_ctor(Optional x)
	Static c As Object : If isNull(c) Then
		c = _ctor(Pattern_Data(_ctor(nil), nil))
	End If
	Pattern_Data_ctor = _destructure(c, 0, x)
End Function

Function Pattern_Data_args(Optional x)
	Static c As Object : If isNull(c) Then
		c = _ctor(Pattern_Data(_ctor(nil), nil))
	End If
	Pattern_Data_args = _destructure(c, 1, x)
End Function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Str(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TPattern()
	test_Pattern_Any()
	test_Pattern_Var()
	test_Pattern_Const()
	test_Pattern_Data()

	test_Pattern_isPattern()
	test_Pattern_toString()
	test_Pattern_matches_Any()
	test_Pattern_matches_Val()
	test_Pattern_matches_Var()
	test_Pattern_matches_List()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tern_Any()
	assert_hasCtor(vAny, cAny).x
	' returns the same value again:
	assert_same(Pattern_Any(), vAny).x
End Function

Function test_Pattern_Var()
	Dim cVar : cVar = findDataCtor(TPattern, "Var")
	Dim vVar : vVar = Pattern_Var("foo")
	assert_hasCtor(vVar, cVar).x
	' destructure:
	assertEqual(Pattern_Var_name(vVar), "foo").x
	
	assertEqual(isFn(Pattern_Var()), True).x
	'assertThrows(Pattern_Var, Array(1)).x	' TODO: typecheck in applyDC
End Function

Function test_Pattern_Const()
	Dim cConst : cConst = findDataCtor(TPattern, "Const")
	Dim vConst : vConst = Pattern_Const(42)
	assert_hasCtor(vConst, cConst).x
	' destructure:
	assertEqual(Pattern_Const_value(vConst), 42).x

	assertEqual(Pattern_Const_value(Pattern_Const(Nothing)), Nothing).x
	assertEqual(Pattern_Const_value(Pattern_Const(Empty)), 	 Empty).x
	assertEqual(Pattern_Const_value(Pattern_Const("qmbl")),  "qmbl").x
	'assertEqual(Pattern_Const_value(Pattern_Const()), ).x
	
	assertEqual(isFn(Pattern_Const()), True).x
End Function

Function test_Pattern_Data()
	Dim cDat : cDat = findDataCtor(TPattern, "Data")
	Dim cNil : cNil = Tp.List_Nil
	Dim vNil : vNil = nil
	Dim pNil : pNil = Pattern_Data(cNil, vNil)
	assert_hasCtor(pNil, cDat).x
	' destructure:
	assert_same(Pattern_Data_ctor(pNil), cNil).x
	assert_same(Pattern_Data_args(pNil), vNil).x
	
	Dim c, args, p
	c = Tp.List_Cons
	args = List(Pattern_Const(1), pNil)
	p = Pattern_Data(c, args)
	assert_hasCtor(p, cDat).x
	' destructure:
	assert_same(Pattern_Data_ctor(p), c).x
	assert_same(Pattern_Data_args(p), args).x
	
	' expects a data ctor as 1st arg
	assertThrows(Pattern_Data, Array(TList, args)).x
	assertThrows(Pattern_Data, Array(vNil,  args)).x
	assertThrows(Pattern_Data, Array("foo", args)).x
	
	' expects a List as 2nd arg
	assertThrows(Pattern_Data, Array(c, "foo")).x
	
	' expects a List of *Patterns* as 2nd arg
	assertThrows(Pattern_Data, Array(c, List(1, pNil))).x
	
	' Pattern list must be same length as data ctor's argTypes
	assertThrows(Pattern_Data, Array(c, List(pNil))).x

	' Patterns must be compatible with data ctor's argTypes:
	assertThrows(Pattern_Data, Array(c, List(pNil, pNil))).x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 TODO: decide what match should do if it wouldn't type-check
	'refute_matches(p, e, Empty			).x
	'refute_matches(p, e, nil			).x
	'refute_matches(p, e, List(nil)		).x
	'refute_matches(p, e, List(1, 2, 3)	).x
	'refute_matches(p, e, Array( _
	'	Empty, _
	'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Type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typeOf(x).str)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Goto TypeApp_invalid_1st_arg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Goto TypeApp_invalid_2nd_arg
			End If
		Else
			Goto TypeApp_invalid_2nd_arg
		End If
		
		If DataValue_same(tc, TList) Then
			out.str = "[" &amp; taStr &amp; "]"
		Else
			out.str = tcStr &amp; " " &amp; taStr
		End If
		
	End If
	TypeApp = out
	Exit Function
TypeApp_invalid_1st_arg:
	'show("TypeApp: cannot apply " &amp; toString(tc))
	Exit Function
TypeApp_invalid_2nd_arg:
	show("TypeApp: invalid type arg " &amp; toString(ta)).boom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isctorOf(Tp.DataTypeCtor, 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1, argTypes), tcType).x
	' TODO: really only TDataTypeCtor? - it means only 1 type param ever!
	assert_same(nth(0,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